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c683" officeooo:paragraph-rsid="0012c683"/>
    </style:style>
    <style:style style:name="P2" style:family="paragraph" style:parent-style-name="Standard">
      <style:text-properties officeooo:rsid="0012c683" officeooo:paragraph-rsid="0014c4b4"/>
    </style:style>
    <style:style style:name="P3" style:family="paragraph" style:parent-style-name="Standard">
      <style:text-properties officeooo:rsid="0014a845" officeooo:paragraph-rsid="0014a845"/>
    </style:style>
    <style:style style:name="P4" style:family="paragraph" style:parent-style-name="Standard">
      <style:text-properties officeooo:rsid="0014c4b4" officeooo:paragraph-rsid="0014c4b4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4c4b4" officeooo:paragraph-rsid="0014c4b4" style:font-size-asian="15pt" style:font-weight-asian="bold" style:font-size-complex="15pt" style:font-weight-complex="bold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officeooo:rsid="001669a4" officeooo:paragraph-rsid="001669a4"/>
    </style:style>
    <style:style style:name="P8" style:family="paragraph" style:parent-style-name="Standard">
      <style:text-properties officeooo:rsid="001669a4" officeooo:paragraph-rsid="001744fa"/>
    </style:style>
    <style:style style:name="P9" style:family="paragraph" style:parent-style-name="Standard">
      <style:text-properties officeooo:rsid="0016cdf0" officeooo:paragraph-rsid="0016cdf0"/>
    </style:style>
    <style:style style:name="P10" style:family="paragraph" style:parent-style-name="Standard">
      <style:text-properties officeooo:rsid="001868a4" officeooo:paragraph-rsid="001868a4"/>
    </style:style>
    <style:style style:name="P11" style:family="paragraph" style:parent-style-name="Standard">
      <style:text-properties officeooo:rsid="0016cdf0" officeooo:paragraph-rsid="001669a4"/>
    </style:style>
    <style:style style:name="P12" style:family="paragraph" style:parent-style-name="Standard">
      <style:text-properties officeooo:rsid="001868a4" officeooo:paragraph-rsid="001868a4"/>
    </style:style>
    <style:style style:name="P13" style:family="paragraph" style:parent-style-name="Standard">
      <style:text-properties style:text-underline-style="solid" style:text-underline-width="auto" style:text-underline-color="font-color" officeooo:rsid="00196dac" officeooo:paragraph-rsid="00196dac"/>
    </style:style>
    <style:style style:name="P14" style:family="paragraph" style:parent-style-name="Standard">
      <style:text-properties style:text-underline-style="solid" style:text-underline-width="auto" style:text-underline-color="font-color" officeooo:rsid="001868a4" officeooo:paragraph-rsid="001868a4"/>
    </style:style>
    <style:style style:name="T1" style:family="text">
      <style:text-properties officeooo:rsid="0014c4b4"/>
    </style:style>
    <style:style style:name="T2" style:family="text">
      <style:text-properties officeooo:rsid="001744fa"/>
    </style:style>
    <style:style style:name="T3" style:family="text">
      <style:text-properties officeooo:rsid="001822f8"/>
    </style:style>
    <style:style style:name="T4" style:family="text">
      <style:text-properties officeooo:rsid="0018a039"/>
    </style:style>
    <style:style style:name="T5" style:family="text">
      <style:text-properties officeooo:rsid="00196dac"/>
    </style:style>
    <style:style style:name="T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ESTIONES Xpath</text:p>
      <text:p text:style-name="P4"/>
      <text:p text:style-name="P2">1- ¿Qué es Xpath?</text:p>
      <text:p text:style-name="P7">XPath es una sintaxis para definir partes de un documento XML.</text:p>
      <text:p text:style-name="P7"/>
      <text:p text:style-name="P1">2- <text:s/><text:span text:style-name="T1">Sintaxis Xpath.</text:span></text:p>
      <text:p text:style-name="P7">Emplea expresiones de trayectoria o camino para seleccionar nodos o conjuntos de nodos. <text:span text:style-name="T2">Emplea expresiones para navegar los documentos, conteniendo funciones especiales.</text:span></text:p>
      <text:p text:style-name="P7"/>
      <text:p text:style-name="P3">3- En el siguiente documento indica los nodos: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reformatted_20_Text"><text:span text:style-name="Source_20_Text"/></text:p>
            <text:p text:style-name="Preformatted_20_Text"><text:span text:style-name="Source_20_Text">&lt;reyes&gt;</text:span></text:p>
            <text:p text:style-name="Preformatted_20_Text"><text:span text:style-name="Source_20_Text"/></text:p>
            <text:p text:style-name="Preformatted_20_Text"><text:span text:style-name="Source_20_Text"><text:s text:c="2"/>&lt;acercade&gt;La Reina Victoria y sus descendientes&lt;/acercade&gt;</text:span></text:p>
            <text:p text:style-name="Preformatted_20_Text"><text:span text:style-name="Source_20_Text"/></text:p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Reina Victoria&lt;/nombre&gt;</text:span></text:p>
            <text:p text:style-name="Preformatted_20_Text"><text:span text:style-name="Source_20_Text"><text:s text:c="4"/>&lt;vida nacimiento="1819" pais="Reino Unido" muerte="190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Reina&lt;/cargo&gt;</text:span></text:p>
            <text:p text:style-name="Preformatted_20_Text"><text:span text:style-name="Source_20_Text"><text:s text:c="6"/>&lt;pais&gt;Reino Unido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</text:span></text:p>
            <text:p text:style-name="Preformatted_20_Text"/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Emperatriz Victoria&lt;/nombre&gt;</text:span></text:p>
            <text:p text:style-name="Preformatted_20_Text"><text:span text:style-name="Source_20_Text"><text:s text:c="4"/>&lt;vida nacimiento="1840" pais="Reino Unido" muerte="190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Emperatriz&lt;/cargo&gt;</text:span></text:p>
            <text:p text:style-name="Preformatted_20_Text"><text:span text:style-name="Source_20_Text"><text:s text:c="6"/>&lt;pais&gt;Alemania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 </text:span></text:p>
            <text:p text:style-name="Preformatted_20_Text"/>
            <text:p text:style-name="Preformatted_20_Text"><text:span text:style-name="Source_20_Text"><text:s text:c="2"/>&lt;persona&gt;</text:span></text:p>
            <text:p text:style-name="Preformatted_20_Text"><text:span text:style-name="Source_20_Text"><text:s text:c="4"/>&lt;nombre&gt;Guillermo II&lt;/nombre&gt;</text:span></text:p>
            <text:p text:style-name="Preformatted_20_Text"><text:span text:style-name="Source_20_Text"><text:s text:c="4"/>&lt;vida nacimiento="1859" pais="Alemania" muerte="1941" /&gt;</text:span></text:p>
            <text:p text:style-name="Preformatted_20_Text"><text:span text:style-name="Source_20_Text"><text:s text:c="4"/>&lt;monarca&gt;</text:span></text:p>
            <text:p text:style-name="Preformatted_20_Text"><text:span text:style-name="Source_20_Text"><text:s text:c="6"/>&lt;cargo&gt;Emperador&lt;/cargo&gt;</text:span></text:p>
            <text:p text:style-name="Preformatted_20_Text"><text:span text:style-name="Source_20_Text"><text:s text:c="6"/>&lt;pais&gt;Alemania&lt;/pais&gt;</text:span></text:p>
            <text:p text:style-name="Preformatted_20_Text"><text:span text:style-name="Source_20_Text"><text:s text:c="4"/>&lt;/monarca&gt;</text:span></text:p>
            <text:p text:style-name="Preformatted_20_Text"><text:span text:style-name="Source_20_Text"><text:s text:c="2"/>&lt;/persona&gt;</text:span></text:p>
            <text:p text:style-name="P6"><text:span text:style-name="Source_20_Text">&lt;/reyes&gt;</text:span></text:p>
          </table:table-cell>
        </table:table-row>
      </table:table>
      <text:p text:style-name="P1"/>
      <text:p text:style-name="P3">a) <text:s/>Nodo raíz.</text:p>
      <text:p text:style-name="P11">Reyes</text:p>
      <text:p text:style-name="P7"/>
      <text:p text:style-name="P3">b) Hijos del nodo raíz.</text:p>
      <text:p text:style-name="P9">acercade</text:p>
      <text:p text:style-name="P9">persona</text:p>
      <text:p text:style-name="P9"/>
      <text:p text:style-name="P3">c) Hijos de persona.</text:p>
      <text:p text:style-name="P9">nombre</text:p>
      <text:p text:style-name="P9">vida</text:p>
      <text:p text:style-name="P9">monarca</text:p>
      <text:p text:style-name="P9"/>
      <text:p text:style-name="P3"><text:soft-page-break/>d) Hijos de monarca.</text:p>
      <text:p text:style-name="P9">cargo</text:p>
      <text:p text:style-name="P9">pais</text:p>
      <text:p text:style-name="P9"/>
      <text:p text:style-name="P3">e) Hermanos del elemento nombre.</text:p>
      <text:p text:style-name="P9">Vida</text:p>
      <text:p text:style-name="P9">monarca</text:p>
      <text:p text:style-name="P3"/>
      <text:p text:style-name="P3">f) Descendientes de persona.</text:p>
      <text:p text:style-name="P9">nombre</text:p>
      <text:p text:style-name="P9">vida</text:p>
      <text:p text:style-name="P9">monarca</text:p>
      <text:p text:style-name="P9">cargo</text:p>
      <text:p text:style-name="P9">pais</text:p>
      <text:p text:style-name="P9"/>
      <text:p text:style-name="P4">g) Atributos del elemento vida.</text:p>
      <text:p text:style-name="P9">nacimiento </text:p>
      <text:p text:style-name="P9">pais</text:p>
      <text:p text:style-name="P9">muerte</text:p>
      <text:p text:style-name="P9"/>
      <text:p text:style-name="P4">h) Hijos de país.</text:p>
      <text:p text:style-name="P9">No tiene hijos</text:p>
      <text:p text:style-name="P9"/>
      <text:p text:style-name="P9"/>
      <text:p text:style-name="P4">5) Indica las rutas de selección de nodos.</text:p>
      <text:p text:style-name="P8">/ → Selecciona desde el nodo raíz <text:span text:style-name="T3">(hay que ir nodo por nodo)</text:span></text:p>
      <text:p text:style-name="P8">// → Selecciona <text:span text:style-name="T3">los </text:span>nodos <text:span text:style-name="T3">de la raíz (se salta la raíz)</text:span></text:p>
      <text:p text:style-name="P8">. → Selecciona el nodo actual</text:p>
      <text:p text:style-name="P8">.. → Selecciona el nodo padre del nodo actual</text:p>
      <text:p text:style-name="P8">@ → Selecciona atributos</text:p>
      <text:p text:style-name="P8">text() → Selecciona el contenido del elemento (texto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nombre de personas que murieron en 1901</text:p>
      <text:p text:style-name="P10">//persona/vida[@muerte=1901]/../nombre</text:p>
      <text:p text:style-name="P10">//vida[@muerte=1901]/../nombre</text:p>
      <text:p text:style-name="P10">//<text:span text:style-name="T4">persona[vida[@muerte=1901]]/nombre</text:span></text:p>
      <text:p text:style-name="P10"/>
      <text:p text:style-name="P13">nombre de personas que vivieron menos de 80 años</text:p>
      <text:p text:style-name="P10">//persona[(number(<text:a xlink:type="simple" xlink:href="mailto:vida/@muerte" text:style-name="Internet_20_link" text:visited-style-name="Visited_20_Internet_20_Link">vida/@muerte</text:a>)-number(vida/@nacimiento))&lt;'80']/nombre/<text:span text:style-name="T5">text()</text:span></text:p>
      <text:p text:style-name="P10">//vida[(number(@muerte)-number(@nacimiento))&lt;'80']/../nombre/text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9T18:11:17.436000000</meta:creation-date>
    <dc:date>2023-03-16T10:47:44.934353725</dc:date>
    <meta:editing-duration>PT37M56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2" meta:paragraph-count="74" meta:word-count="236" meta:character-count="1966" meta:non-whitespace-character-count="1702"/>
  </office:meta>
</office:document-meta>
</file>